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019" officeooo:paragraph-rsid="000ee019"/>
    </style:style>
    <style:style style:name="P2" style:family="paragraph" style:parent-style-name="Standard">
      <style:text-properties officeooo:rsid="000f297e" officeooo:paragraph-rsid="000f297e"/>
    </style:style>
    <style:style style:name="P3" style:family="paragraph" style:parent-style-name="Standard">
      <style:text-properties officeooo:rsid="0010817b" officeooo:paragraph-rsid="0010817b"/>
    </style:style>
    <style:style style:name="P4" style:family="paragraph" style:parent-style-name="Standard">
      <style:text-properties officeooo:rsid="0010b306" officeooo:paragraph-rsid="0010b306"/>
    </style:style>
    <style:style style:name="P5" style:family="paragraph" style:parent-style-name="Standard">
      <style:text-properties officeooo:rsid="0011e8cb" officeooo:paragraph-rsid="0011e8cb"/>
    </style:style>
    <style:style style:name="P6" style:family="paragraph" style:parent-style-name="Standard">
      <style:text-properties officeooo:rsid="0011fb75" officeooo:paragraph-rsid="0011fb75"/>
    </style:style>
    <style:style style:name="P7" style:family="paragraph" style:parent-style-name="Standard">
      <style:text-properties officeooo:rsid="0012267f" officeooo:paragraph-rsid="0012267f"/>
    </style:style>
    <style:style style:name="P8" style:family="paragraph" style:parent-style-name="Standard">
      <style:text-properties officeooo:rsid="00133aa4" officeooo:paragraph-rsid="00133aa4"/>
    </style:style>
    <style:style style:name="T1" style:family="text">
      <style:text-properties officeooo:rsid="0012267f"/>
    </style:style>
    <style:style style:name="T2" style:family="text">
      <style:text-properties officeooo:rsid="0017a6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Художественная книга, состоящая из разделенных во времени заметок главного героя. Поначалу заметки идут по несколько в день, потом постепенно выходят на частоту по одной в год. <text:span text:style-name="T2">Общий временной интервал – с 2006 до 2119 годы.</text:span></text:p>
      <text:p text:style-name="P1">В начале главному герою, Владимиру, около 23 лет, у него есть возлюбленная Каролина. Другие персонажи – их бликие друзья и их жены: Коля (любитель шуток и приколов, а также выпить), Светлана (красотка, регулярно занимающаяся спортом – проходит путь от инструкторши до директора фитнес-клуба), Леонид (кандидат наук, с бакенбардами), Жанна и Наталья – чьи-то жены, некрасивые и толстеющие.</text:p>
      <text:p text:style-name="P1">Владимир работает с электроникой – чинит компьютеры и серверы.</text:p>
      <text:p text:style-name="P1">Каролина умирает от рака. Это сильно меняет взгляды Владимира на жизнь, в то время как на протяжении романа взгляды остальных героев остаются неизвенными.</text:p>
      <text:p text:style-name="P1">В процессе поиска информации, связанной с возможностью вылечить Каролину, Владимир натыкается на много сведений о нанотехнологиях, крионике и усовершенствовании человека. Это приводит его к трансгуманизму. В начинает много экспериментировать с биодобавками – заниматься биохакингом. Поначалу смерть Каролины вызывает у него депрессию, но с течением времени он находит работу, оправляется от потери, начинает расти по карьерной лестнице. Необдуманный прием биодобавок вызывает проблемы со здоровьем, но Владимир их решает и продолжает принимать.</text:p>
      <text:p text:style-name="P1">США и Ктай входят в масштабный вооруженный конфликт, в результате которого Китай уничтожается. Владимир становится фанатом новейших технологий и всегда одним из первых испытывает их на себе, будь то новинки в компьютерной технике или в дополненной реальности.</text:p>
      <text:p text:style-name="P1">Дополненная реальность прочно вхзодит в жизнь людей. Появляются машины на автопилоте и умные дома. Стоматология позволяет легко и быстро заменять все зубы, а также нижнюю челюсть, а также выращивать свои.</text:p>
      <text:p text:style-name="P1">Владимир считает, что рано или поздно все культуры окажутся не нужны и исчезнут. Культуры ограничивают человека, вынуждают его действовать по полупроизвольно выдуманным бессмысленным обычаям, и это не имеет никакой ценности.</text:p>
      <text:p text:style-name="P2">Светлана, с годами продолжая быть сногсшибательной, симпатизирует Владимиру, но он не хочет отношений с ней, помимо дружеских. Тем временем секс полностью перестал быть табуированной темой, и женщины могут ходить по улицам с обнаженной грудью.</text:p>
      <text:p text:style-name="P2">Владимир редконапрямую высказывает свои идеи, и я пока, вынужден признать, не понимаю достаточно ясно, что же он думает. </text:p>
      <text:p text:style-name="P2">Владимир хочет стать бессмертным. Его друзья этого не понимают. Как раз после смерти Каролины Владимир стал так думать и для этого изменил образ жизни и питание – отказался от мяса, алкоголя, курения, стал больше заниматься спортом и принимать биодобавки, зная при этом, что некоторые добавки могут быть опасными или бесполезными подделками.</text:p>
      <text:p text:style-name="P2">Важную роль в романе играет воспоминание о сцене, которую Владимир с Каролиной увидели в начале повествования – один пьяный бомж пытается поднять другого, лежащего в собственных испражнениях, на улице, при этом оба кричат и матерятся. Владимир неоднократно высказывает отвращение в отношении подобных людей. Он считает, что сознательные, интеллигентные люди не должны заботиться о таких отбросах общества.</text:p>
      <text:p text:style-name="P2">В целом стоит отметить некоторые нотки мизантропии, присутствующие в романе. Владимир с неприязнью думает о людях, которые не заботятся о своем здоровье и не развиваются. Он негативно отзывается о защитниках животных и гомосексуалах. По-вдимому, из-за своих взглядов Владимир довольно одинокий человек – помимо старых друзей, которых он не любит, в романе не показано, чтобы он с кем-то дружественно общался.</text:p>
      <text:p text:style-name="P3">Видимо, риторика Владимира такова: я хочу стать бессмертным сверхчеловеком, а кто не хочет – пусть остаются теми, кто есть; я не обязан их развивать, содержать, менять и мотивировать.</text:p>
      <text:p text:style-name="P4">Роман хорош тем, что там делаются прогнозы о том, как будет выглядеть мир в ближайшие годы. Помимо уже упомянутых изменений (дополненная реальность, стоматология, умные <text:soft-page-break/>дома, сокрушительное поражение Китая в войне) другое – эпидемия орторексии. Стремление “правильно” питаться почему-то приобрело огромные и нездоровые масштабы.</text:p>
      <text:p text:style-name="P5">Владимир несколько раз говорит об Америке, что она – не совсем страна, а результат усилий всего человечества, некоторое место, куда стремятся попасть лучшие специалисты, подобно Москве относительно России.</text:p>
      <text:p text:style-name="P5">Подробнее про дополненную реальность – люди стали создавать вымышленные национальности, миры, культуры, играть в них. Приобрели популярность секс-роботы, которые могут очень качественно имитировать человека и быть даже гораздо более сексуальными, чем люди. Владимир не был любителем компьютерных игр и не стал любителем виртуальных миров. При этом, как я упоминал, он стремиться иметь наиболее новые технологии очков дополненной реальности, но использует их не для развлечения, а для усиления интеллекта и легкого доступа к данным об окружающем его мире.</text:p>
      <text:p text:style-name="P6">Роман в целом построен как смесь описаний того что происходит в мире в целом и взаимодействий Владимира с его дроузьями – в основном, праздничных застолий. Видно, что эти застолья неприятны Владимиру своей мещанскостью, простотой и обжорством. <text:span text:style-name="T1">Он видит себя выше таких застолий. На них он – не в своей тарелке.</text:span></text:p>
      <text:p text:style-name="P7">Зачем же он вообще на них ходит и продолжает общаться с теми, кто даже не задумывается о его идеалах?</text:p>
      <text:p text:style-name="P8">С ечением времени Владимир становится крупным начальником в фирме, занимающейся электротехникой. При этом его мало волнует этот аспект его жизни – он совсем не гордится и не придает значения своей большой зарплате и большому количеству подчиненных. Ему просто нравится его работа, а зарплату и подчиненных он видит второстепенными. При этом в начале романа мы видим, что у Владимира и вовсе нет постоянной работы, он только подрабатывает ремонтом техники и не имеет ученых степеней, а другие его друзья выше статусом – доктора или кандидаты наук. С течением времени все друзья, кроме Светланы, сохраняют статус-кво. При этом Светлана каждется наиболее близкой и понимающей Владими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6:07:46.917952583</meta:creation-date>
    <dc:date>2020-08-17T19:51:37.529998534</dc:date>
    <meta:editing-duration>PT34M1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839" meta:character-count="5941" meta:non-whitespace-character-count="5104"/>
  </office:meta>
</office:document-meta>
</file>